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el Berg</text:p>
      <text:p text:style-name="Standard">10749354</text:p>
      <text:p text:style-name="Standard"/>
      <text:p text:style-name="P1">Variables Review</text:p>
      <text:p text:style-name="Standard"/>
      <text:p text:style-name="Standard">Variables are flexible components that hold a type of data. Variables can only hold one type of data at a time. The variable's value may be assigned at the time of initialization, or it may be declared later in the script. However, they may not remain empty. It is common convention to name your variables using camelcase with the first letter beginning with a lowercase letter, such as: thisIsAVari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elissa Berg</meta:initial-creator>
    <meta:creation-date>2016-09-17T21:50:36.95</meta:creation-date>
    <meta:document-statistic meta:table-count="0" meta:image-count="0" meta:object-count="0" meta:page-count="1" meta:paragraph-count="4" meta:word-count="74" meta:character-count="436"/>
    <dc:date>2016-09-17T21:55:46.77</dc:date>
    <dc:creator>Melissa Berg</dc:creator>
    <meta:editing-duration>PT5M10S</meta:editing-duration>
    <meta:editing-cycles>1</meta:editing-cycles>
    <meta:generator>OpenOffice/4.1.2$Win32 OpenOffice.org_project/412m3$Build-9782</meta:generator>
  </office:meta>
</office:document-meta>
</file>